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Standard">
      <style:text-properties fo:language="en" fo:country="GB" officeooo:paragraph-rsid="0fcd2b2a"/>
    </style:style>
    <style:style style:name="P19" style:family="paragraph" style:parent-style-name="Standard">
      <style:text-properties fo:language="en" fo:country="GB" officeooo:rsid="10b5b188" officeooo:paragraph-rsid="10b5b188"/>
    </style:style>
    <style:style style:name="P20" style:family="paragraph" style:parent-style-name="Footer">
      <style:text-properties style:font-name="Liberation Sans" fo:language="en" fo:country="G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2" style:family="paragraph" style:parent-style-name="Footnote">
      <style:text-properties style:font-name="Liberation Sans" fo:language="en" fo:country="GB" officeooo:paragraph-rsid="10332ca5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43" style:family="paragraph" style:parent-style-name="Footnote">
      <style:text-properties style:font-name="Liberation Sans" officeooo:paragraph-rsid="10a68734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7b296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8" style:family="paragraph" style:parent-style-name="Standard">
      <style:text-properties officeooo:paragraph-rsid="0fc21b80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db91b2"/>
    </style:style>
    <style:style style:name="P72" style:family="paragraph" style:parent-style-name="Standard">
      <style:text-properties officeooo:rsid="0dde9a1c" officeooo:paragraph-rsid="0fdc0816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4" style:family="paragraph" style:parent-style-name="Standard">
      <style:text-properties officeooo:rsid="0dde9a1c" officeooo:paragraph-rsid="10dec551"/>
    </style:style>
    <style:style style:name="P75" style:family="paragraph" style:parent-style-name="Standard">
      <style:text-properties officeooo:rsid="0dde9a1c" officeooo:paragraph-rsid="10df828f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dc0816"/>
    </style:style>
    <style:style style:name="P79" style:family="paragraph" style:parent-style-name="Standard">
      <style:text-properties officeooo:paragraph-rsid="0fd655f2"/>
    </style:style>
    <style:style style:name="P80" style:family="paragraph" style:parent-style-name="Standard">
      <style:text-properties officeooo:paragraph-rsid="0ff397b4"/>
    </style:style>
    <style:style style:name="P81" style:family="paragraph" style:parent-style-name="Standard">
      <style:text-properties officeooo:paragraph-rsid="0ff3c339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35cc54"/>
    </style:style>
    <style:style style:name="P91" style:family="paragraph" style:parent-style-name="Standard">
      <style:paragraph-properties fo:text-align="center" style:justify-single-word="false"/>
      <style:text-properties officeooo:paragraph-rsid="10b9c618"/>
    </style:style>
    <style:style style:name="P92" style:family="paragraph" style:parent-style-name="Standard">
      <style:paragraph-properties fo:text-align="center" style:justify-single-word="false"/>
      <style:text-properties officeooo:paragraph-rsid="0fd58c4e"/>
    </style:style>
    <style:style style:name="P93" style:family="paragraph" style:parent-style-name="Footnote">
      <style:text-properties officeooo:paragraph-rsid="106e520e"/>
    </style:style>
    <style:style style:name="P94" style:family="paragraph" style:parent-style-name="Standard">
      <style:text-properties officeooo:paragraph-rsid="1077d862"/>
    </style:style>
    <style:style style:name="P95" style:family="paragraph" style:parent-style-name="Standard">
      <style:text-properties officeooo:paragraph-rsid="10b1938e"/>
    </style:style>
    <style:style style:name="P96" style:family="paragraph" style:parent-style-name="Standard">
      <style:text-properties officeooo:paragraph-rsid="10b3a638"/>
    </style:style>
    <style:style style:name="P97" style:family="paragraph" style:parent-style-name="Standard">
      <style:text-properties officeooo:paragraph-rsid="10b601b0"/>
    </style:style>
    <style:style style:name="P98" style:family="paragraph" style:parent-style-name="Standard">
      <style:text-properties officeooo:paragraph-rsid="10bbbb58"/>
    </style:style>
    <style:style style:name="P99" style:family="paragraph" style:parent-style-name="Standard">
      <style:text-properties officeooo:paragraph-rsid="10bc5bd9"/>
    </style:style>
    <style:style style:name="P100" style:family="paragraph" style:parent-style-name="Standard">
      <style:text-properties officeooo:paragraph-rsid="10c2a301"/>
    </style:style>
    <style:style style:name="P101" style:family="paragraph" style:parent-style-name="Standard">
      <style:text-properties officeooo:paragraph-rsid="0e0463fc"/>
    </style:style>
    <style:style style:name="P102" style:family="paragraph" style:parent-style-name="Standard">
      <style:text-properties officeooo:paragraph-rsid="101b90cf"/>
    </style:style>
    <style:style style:name="P103" style:family="paragraph" style:parent-style-name="Standard">
      <style:text-properties officeooo:paragraph-rsid="0fad1a3f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Standard">
      <style:text-properties officeooo:paragraph-rsid="10e21512"/>
    </style:style>
    <style:style style:name="P106" style:family="paragraph" style:parent-style-name="Standard">
      <style:text-properties officeooo:paragraph-rsid="10e2ce20"/>
    </style:style>
    <style:style style:name="P107" style:family="paragraph" style:parent-style-name="Standard">
      <style:text-properties officeooo:paragraph-rsid="10e7b296"/>
    </style:style>
    <style:style style:name="P10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11" style:family="paragraph" style:parent-style-name="Standard" style:list-style-name="L1">
      <style:paragraph-properties fo:break-before="page"/>
      <style:text-properties officeooo:paragraph-rsid="0fd655f2"/>
    </style:style>
    <style:style style:name="P11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officeooo:rsid="0d1ec96e" style:font-size-asian="12pt" style:font-size-complex="12pt"/>
    </style:style>
    <style:style style:name="T7" style:family="text">
      <style:text-properties style:font-name="Liberation Sans" fo:font-size="12pt" fo:language="en" fo:country="GB" officeooo:rsid="0ff397b4" style:font-size-asian="12pt" style:font-size-complex="12pt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d4093d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e9ad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9ad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officeooo:rsid="10e9adb3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10ec2c3d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2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26" style:family="text">
      <style:text-properties style:text-line-through-style="none" style:text-line-through-type="none" style:font-name="Liberation Sans" style:text-underline-style="none" officeooo:rsid="0673d7fc"/>
    </style:style>
    <style:style style:name="T22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28" style:family="text">
      <style:text-properties style:text-line-through-style="none" style:text-line-through-type="none" style:font-name="Liberation Sans" style:text-underline-style="none" officeooo:rsid="0b0f3a36"/>
    </style:style>
    <style:style style:name="T229" style:family="text">
      <style:text-properties fo:language="en" fo:country="GB"/>
    </style:style>
    <style:style style:name="T230" style:family="text">
      <style:text-properties fo:language="en" fo:country="GB" style:text-underline-style="none"/>
    </style:style>
    <style:style style:name="T231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fo:language="en" fo:country="GB" style:text-underline-style="none" officeooo:rsid="0f28d107"/>
    </style:style>
    <style:style style:name="T234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5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6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7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8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9" style:family="text">
      <style:text-properties fo:language="en" fo:country="GB" officeooo:rsid="10d28a1c"/>
    </style:style>
    <style:style style:name="T240" style:family="text">
      <style:text-properties fo:language="en" fo:country="GB" fo:font-weight="bold" style:font-weight-asian="bold" style:font-weight-complex="bold"/>
    </style:style>
    <style:style style:name="T241" style:family="text">
      <style:text-properties fo:language="en" fo:country="GB" fo:font-weight="bold" officeooo:rsid="10d28a1c" style:font-weight-asian="bold" style:font-weight-complex="bold"/>
    </style:style>
    <style:style style:name="T242" style:family="text">
      <style:text-properties fo:language="en" fo:country="GB" officeooo:rsid="10b6b930"/>
    </style:style>
    <style:style style:name="T243" style:family="text">
      <style:text-properties fo:language="en" fo:country="GB" officeooo:rsid="10a19599"/>
    </style:style>
    <style:style style:name="T244" style:family="text">
      <style:text-properties fo:language="en" fo:country="GB" officeooo:rsid="10eaa619"/>
    </style:style>
    <style:style style:name="T245" style:family="text">
      <style:text-properties fo:language="en" fo:country="GB" officeooo:rsid="10ec2c3d"/>
    </style:style>
    <style:style style:name="T246" style:family="text">
      <style:text-properties fo:language="en" fo:country="GB" officeooo:rsid="10ed2f72"/>
    </style:style>
    <style:style style:name="T247" style:family="text">
      <style:text-properties style:font-name="Liberation Mono" fo:font-size="11pt" style:font-size-asian="11pt" style:font-size-complex="11pt"/>
    </style:style>
    <style:style style:name="T248" style:family="text">
      <style:text-properties officeooo:rsid="102b859b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officeooo:rsid="1035cc54" style:font-weight-asian="bold" style:font-weight-complex="bold"/>
    </style:style>
    <style:style style:name="T251" style:family="text">
      <style:text-properties fo:font-weight="bold" officeooo:rsid="103b85c2" style:font-weight-asian="bold" style:font-weight-complex="bold"/>
    </style:style>
    <style:style style:name="T252" style:family="text">
      <style:text-properties fo:font-weight="bold" officeooo:rsid="10b6b930" style:font-weight-asian="bold" style:font-weight-complex="bold"/>
    </style:style>
    <style:style style:name="T253" style:family="text">
      <style:text-properties fo:font-weight="bold" officeooo:rsid="10d28a1c" style:font-weight-asian="bold" style:font-weight-complex="bold"/>
    </style:style>
    <style:style style:name="T254" style:family="text">
      <style:text-properties fo:font-weight="bold" officeooo:rsid="10d41620" style:font-weight-asian="bold" style:font-weight-complex="bold"/>
    </style:style>
    <style:style style:name="T255" style:family="text">
      <style:text-properties fo:font-weight="bold" officeooo:rsid="10d6f80d" style:font-weight-asian="bold" style:font-weight-complex="bold"/>
    </style:style>
    <style:style style:name="T256" style:family="text">
      <style:text-properties fo:font-weight="bold" officeooo:rsid="10d824d6" style:font-weight-asian="bold" style:font-weight-complex="bold"/>
    </style:style>
    <style:style style:name="T257" style:family="text">
      <style:text-properties officeooo:rsid="1035cc54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officeooo:rsid="10b6b930"/>
    </style:style>
    <style:style style:name="T271" style:family="text">
      <style:text-properties officeooo:rsid="10d28a1c"/>
    </style:style>
    <style:style style:name="T272" style:family="text">
      <style:text-properties officeooo:rsid="10e9adb3"/>
    </style:style>
    <style:style style:name="T273" style:family="text">
      <style:text-properties officeooo:rsid="10eaa61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10"><text:span text:style-name="Strong_20_Emphasis"><text:span text:style-name="T149">Checklist for installing</text:span></text:span><text:span text:style-name="T172"> </text:span><text:span text:style-name="T172"><text:user-field-get text:name="Distro">Debian</text:user-field-get></text:span><text:span text:style-name="T173"><text:s/></text:span><text:span text:style-name="T173"><text:user-field-get text:name="Version">12</text:user-field-get></text:span><text:span text:style-name="T174"><text:note text:id="ftn1" text:note-class="footnote"><text:note-citation>1</text:note-citation><text:note-body><text:p text:style-name="P43"><text:span text:style-name="T261">This </text:span><text:span text:style-name="Strong_20_Emphasis"><text:span text:style-name="T260"><text:user-field-get text:name="Distro">Debian</text:user-field-get></text:span></text:span><text:span text:style-name="T262"><text:s/></text:span><text:span text:style-name="T267"><text:user-field-get text:name="Version">12</text:user-field-get></text:span><text:span text:style-name="T267"><text:s/>Desktop</text:span><text:span text:style-name="T261"> (codename </text:span><text:span text:style-name="T263">bookworm</text:span><text:span text:style-name="T261">) from </text:span><text:span text:style-name="T264">June </text:span><text:span text:style-name="T266">11</text:span><text:span text:style-name="T269">th</text:span><text:span text:style-name="T266">,</text:span><text:span text:style-name="T261"> </text:span><text:span text:style-name="Strong_20_Emphasis"><text:span text:style-name="T268"><text:user-field-get text:name="Releaseyear">2023</text:user-field-get></text:span></text:span><text:span text:style-name="T261"><text:s/>is supported for 5 years until </text:span><text:span text:style-name="T265">June </text:span><text:span text:style-name="T266">30</text:span><text:span text:style-name="T269">th</text:span><text:span text:style-name="T266">,</text:span><text:span text:style-name="T261"> </text:span><text:span text:style-name="T169">202</text:span><text:span text:style-name="T171">8</text:span><text:span text:style-name="T170">.</text:span></text:p></text:note-body></text:note></text:span><text:span text:style-name="T175"><text:s/></text:span><text:span text:style-name="T177">Desktop</text:span><text:span text:style-name="T176">.</text:span></text:p>
      <text:p text:style-name="P58"><text:span text:style-name="Strong_20_Emphasis"><text:span text:style-name="T103"/></text:span></text:p>
      <text:p text:style-name="P58"><text:span text:style-name="Strong_20_Emphasis"><text:span text:style-name="T218">This is a fillable PDF, no printing required.</text:span></text:span></text:p>
      <text:p text:style-name="P61"><text:span text:style-name="Strong_20_Emphasis"><text:span text:style-name="T141"/></text:span></text:p>
      <text:p text:style-name="P108">Fill in the text box after &lt;...&gt;</text:p>
      <text:p text:style-name="P65"><text:span text:style-name="Definition"><text:span text:style-name="T231">&lt;</text:span></text:span><text:span text:style-name="Definition"><text:span text:style-name="T232">user</text:span></text:span><text:span text:style-name="Definition"><text:span text:style-name="T231">&gt;</text:span></text:span><text:span text:style-name="T189"><text:tab/></text:span><text:span text:style-name="T188"> <text:tab/><text:tab/><text:tab/><text:tab/> </text:span><text:span text:style-name="T190"><draw:control text:anchor-type="as-char" svg:y="-0.4cm" draw:z-index="14" draw:name="Gebruiker 1" draw:style-name="gr2" draw:text-style-name="P116" svg:width="6.002cm" svg:height="0.5cm" draw:control="control13"><svg:title>Gebruiker</svg:title><svg:desc>Volledige naam, bijv. Jan Stek</svg:desc></draw:control></text:span><text:span text:style-name="T190"><text:tab/></text:span><text:span text:style-name="T194">e.</text:span><text:span text:style-name="T195">g.</text:span><text:span text:style-name="T185"> </text:span><text:span text:style-name="T186">J</text:span><text:span text:style-name="T196">oh</text:span><text:span text:style-name="T186">n </text:span><text:span text:style-name="T187">Doe</text:span></text:p>
      <text:p text:style-name="P107"><text:span text:style-name="Definition"><text:span text:style-name="T209">&lt;USER</text:span></text:span><text:span text:style-name="Definition"><text:span text:style-name="T230">na</text:span></text:span><text:span text:style-name="Definition"><text:span text:style-name="T233">me&gt;</text:span></text:span><text:span text:style-name="T181"><text:tab/><text:tab/><text:tab/> </text:span><text:span text:style-name="T181"><draw:control text:anchor-type="as-char" svg:y="-0.4cm" draw:z-index="15" draw:name="Gberuikersnaam 2" draw:style-name="gr2" draw:text-style-name="P116" svg:width="6.002cm" svg:height="0.5cm" draw:control="control14"><svg:title>Gebruikersnaam</svg:title><svg:desc>Korte naam, bijv. jan</svg:desc></draw:control></text:span><text:span text:style-name="T181"><text:tab/></text:span><text:span text:style-name="T182">e.</text:span><text:span text:style-name="T184">g.</text:span><text:span text:style-name="T3"> </text:span><text:span text:style-name="T150">j</text:span><text:span text:style-name="T151">oh</text:span><text:span text:style-name="T150">n</text:span></text:p>
      <text:p text:style-name="P65"><text:span text:style-name="Definition"><text:span text:style-name="T230">&lt;COMPUTERNA</text:span></text:span><text:span text:style-name="Definition"><text:span text:style-name="T233">me&gt;</text:span></text:span><text:span text:style-name="T197"><text:tab/> </text:span><text:span text:style-name="T229"><draw:control text:anchor-type="as-char" svg:y="-0.4cm" draw:z-index="16" draw:name="Computernaam 1" draw:style-name="gr2" draw:text-style-name="P116" svg:width="6.002cm" svg:height="0.5cm" draw:control="control15"><svg:title>Computernaam</svg:title><svg:desc>Unieke naam van de computer</svg:desc></draw:control></text:span><text:span text:style-name="T229"><text:tab/></text:span><text:span text:style-name="T244">e.</text:span><text:span text:style-name="T246">g.</text:span><text:span text:style-name="T198"> </text:span><text:span text:style-name="T199">pc02</text:span></text:p>
      <text:p text:style-name="P63"><text:span text:style-name="Definition"><text:span text:style-name="T201">&lt;USER&gt;</text:span></text:span><text:span text:style-name="T200"><text:tab/><text:tab/></text:span><text:span text:style-name="T188"> <text:tab/><text:tab/><text:tab/> </text:span><text:span text:style-name="T190"><draw:control text:anchor-type="as-char" svg:y="-0.4cm" draw:z-index="17" draw:name="Gebruiker 2" draw:style-name="gr2" draw:text-style-name="P116" svg:width="6.002cm" svg:height="0.5cm" draw:control="control16"><svg:title>Gebruiker</svg:title><svg:desc>Volledige naam, bijv. Jan Stek</svg:desc></draw:control></text:span><text:span text:style-name="T190"><text:tab/></text:span><text:span text:style-name="T195">i</text:span><text:span text:style-name="T194">.</text:span><text:span text:style-name="T195">e</text:span><text:span text:style-name="T194">.</text:span><text:span text:style-name="T191"> </text:span><text:span text:style-name="T193">2</text:span><text:span text:style-name="T210">nd</text:span><text:span text:style-name="T193"> </text:span><text:span text:style-name="T192">user</text:span></text:p>
      <text:p text:style-name="P94"><text:span text:style-name="Definition"><text:span text:style-name="T201">&lt;USERN</text:span></text:span><text:span text:style-name="Definition"><text:span text:style-name="T202">a</text:span></text:span><text:span text:style-name="Definition"><text:span text:style-name="T203">me&gt;</text:span></text:span><text:span text:style-name="Definition"><text:span text:style-name="T201"><text:tab/><text:tab/><text:tab/> </text:span></text:span><text:span text:style-name="T201"><draw:control text:anchor-type="as-char" svg:y="-0.4cm" draw:z-index="18" draw:name="Gberuikersnaam 1" draw:style-name="gr2" draw:text-style-name="P116" svg:width="6.002cm" svg:height="0.5cm" draw:control="control17"><svg:title>Gebruikersnaam</svg:title><svg:desc>Korte naam, bijv. jan</svg:desc></draw:control></text:span><text:span text:style-name="T201"><text:tab/></text:span><text:span text:style-name="T205">i</text:span><text:span text:style-name="T204">.</text:span><text:span text:style-name="T205">e</text:span><text:span text:style-name="T204">.</text:span><text:span text:style-name="T206"> </text:span><text:span text:style-name="T208">2</text:span><text:span text:style-name="T211">nd</text:span><text:span text:style-name="T208"> </text:span><text:span text:style-name="T207">user</text:span></text:p>
      <text:p text:style-name="P109"><text:span text:style-name="T273">r</text:span>eplace &lt;...&gt; in this checklist with the value in the text box.</text:p>
      <text:p text:style-name="P21"/>
      <text:p text:style-name="P21"/>
      <text:p text:style-name="P64"><text:span text:style-name="T158">Not yet on Linux?</text:span><text:span text:style-name="T152"><text:tab/></text:span><text:span text:style-name="T157">Use</text:span><text:span text:style-name="T153"> </text:span><text:span text:style-name="Strong_20_Emphasis"><text:span text:style-name="T160">Checklist </text:span></text:span><text:span text:style-name="Strong_20_Emphasis"><text:span text:style-name="T161">transfer</text:span></text:span><text:span text:style-name="T153"> o</text:span><text:span text:style-name="T156">n</text:span><text:span text:style-name="T153"> </text:span><text:a xlink:type="simple" xlink:href="https://karelzimmer.nl/html/en/home.html" text:style-name="Internet_20_link" text:visited-style-name="Visited_20_Internet_20_Link"><text:span text:style-name="Internet_20_link"><text:span text:style-name="T4">karelzimmer.nl/en</text:span></text:span></text:a><text:span text:style-name="T154"> </text:span><text:span text:style-name="T156">u</text:span><text:span text:style-name="T154">nder </text:span><text:span text:style-name="T159">Linux</text:span><text:span text:style-name="T155">.</text:span></text:p>
      <text:p text:style-name="P59"><text:span text:style-name="T224">New installation?</text:span><text:span text:style-name="T226"><text:tab/><text:tab/></text:span><text:span text:style-name="T227">Start at chapter </text:span><text:span text:style-name="T225"><text:bookmark-ref text:reference-format="page" text:ref-name="__RefNumPara__4009_12717081281">2</text:bookmark-ref></text:span><text:span text:style-name="T225"><text:s text:c="2"/></text:span><text:span text:style-name="T225"><text:bookmark-ref text:reference-format="text" text:ref-name="__RefNumPara__4009_12717081281">Perform installation</text:bookmark-ref></text:span><text:span text:style-name="T228">.</text:span></text:p>
      <text:p text:style-name="P60"/>
      <text:p text:style-name="P62"><text:span text:style-name="Strong_20_Emphasis"><text:span text:style-name="T28"/></text:span></text:p>
      <text:list text:style-name="L1">
        <text:list-item>
          <text:p text:style-name="P112"><text:bookmark-start text:name="__RefNumPara__4083_1271708128"/>Prepar<text:span text:style-name="T248">e</text:span> installation<text:bookmark-end text:name="__RefNumPara__4083_1271708128"/></text:p>
        </text:list-item>
      </text:list>
      <text:p text:style-name="P5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2"><text:span text:style-name="Strong_20_Emphasis"><text:span text:style-name="T65"><draw:control text:anchor-type="as-char" draw:z-index="2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5"><draw:control text:anchor-type="as-char" draw:z-index="9" draw:name="Vorm 5" draw:style-name="gr1" draw:text-style-name="P11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04"><text:span text:style-name="Strong_20_Emphasis"><text:span text:style-name="T34">Log in as </text:span></text:span><text:span text:style-name="Definition"><text:span text:style-name="T234">&lt;</text:span></text:span><text:span text:style-name="Definition"><text:span text:style-name="T235">user</text:span></text:span><text:span text:style-name="Definition"><text:span text:style-name="T234">&gt;</text:span></text:span><text:span text:style-name="Definition"><text:span text:style-name="T9"><text:note text:id="ftn2" text:note-class="footnote"><text:note-citation>2</text:note-citation><text:note-body><text:p text:style-name="P52"><text:span text:style-name="User_20_Entry"><text:span text:style-name="T108">Login any additional </text:span></text:span><text:span text:style-name="Definition"><text:span text:style-name="T213">USER</text:span></text:span><text:span text:style-name="User_20_Entry"><text:span text:style-name="T109">s</text:span></text:span><text:span text:style-name="User_20_Entry"><text:span text:style-name="T113">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3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1"><text:span text:style-name="Strong_20_Emphasis"><text:span text:style-name="T65"><draw:control text:anchor-type="as-char" draw:z-index="20" draw:name="Vorm 3" draw:style-name="gr1" draw:text-style-name="P11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6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64">Super</text:span></text:span><text:span text:style-name="Strong_20_Emphasis"><text:span text:style-name="T36"> </text:span></text:span><text:span text:style-name="Strong_20_Emphasis"><text:span text:style-name="T51">key</text:span></text:span><text:span text:style-name="Strong_20_Emphasis"><text:span text:style-name="T15"><text:note text:id="ftn3" text:note-class="footnote"><text:note-citation>3</text:note-citation><text:note-body><text:p text:style-name="P2">The <text:span text:style-name="T272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52">, </text:span></text:span><text:span text:style-name="Strong_20_Emphasis"><text:span text:style-name="T60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5"> </text:span></text:span><text:span text:style-name="Strong_20_Emphasis"><text:span text:style-name="T57">a</text:span></text:span><text:span text:style-name="Strong_20_Emphasis"><text:span text:style-name="T52">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68"><text:span text:style-name="Strong_20_Emphasis"><text:span text:style-name="T40">Type these t</text:span></text:span><text:span text:style-name="Strong_20_Emphasis"><text:span text:style-name="T53">hree</text:span></text:span><text:span text:style-name="Strong_20_Emphasis"><text:span text:style-name="T40"> commands, each followed by the</text:span></text:span><text:span text:style-name="Strong_20_Emphasis"><text:span text:style-name="T45"> </text:span></text:span><text:span text:style-name="Strong_20_Emphasis"><text:span text:style-name="T64">Enter</text:span></text:span><text:span text:style-name="Strong_20_Emphasis"><text:span text:style-name="T40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0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99"><text:span text:style-name="User_20_Entry"><text:span text:style-name="T118">wget karelzimmer.nl/</text:span></text:span><text:span text:style-name="User_20_Entry"><text:span text:style-name="T119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99"><text:span text:style-name="User_20_Entry"><text:span text:style-name="T118">bash </text:span></text:span><text:span text:style-name="User_20_Entry"><text:span text:style-name="T120">get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69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1"><text:span text:style-name="Strong_20_Emphasis"><text:span text:style-name="T65"><draw:control text:anchor-type="as-char" draw:z-index="21" draw:name="Vorm 4" draw:style-name="gr1" draw:text-style-name="P11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5"><draw:control text:anchor-type="as-char" draw:z-index="22" draw:name="Vorm 6" draw:style-name="gr1" draw:text-style-name="P11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6"><text:span text:style-name="Strong_20_Emphasis"><text:span text:style-name="T60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16"><text:note-ref text:note-class="footnote" text:reference-format="text" text:ref-name="ftn3">3</text:note-ref></text:span></text:span><text:span text:style-name="Strong_20_Emphasis"><text:span text:style-name="T136">, </text:span></text:span><text:span text:style-name="Strong_20_Emphasis"><text:span text:style-name="T139">t</text:span></text:span><text:span text:style-name="Strong_20_Emphasis"><text:span text:style-name="T41">ype </text:span></text:span><text:span text:style-name="Strong_20_Emphasis"><text:span text:style-name="T81">menu</text:span></text:span><text:span text:style-name="Strong_20_Emphasis"><text:span text:style-name="T41"> and click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47">Select </text:span></text:span><text:span text:style-name="Strong_20_Emphasis"><text:span text:style-name="T82">1</text:span></text:span><text:span text:style-name="Strong_20_Emphasis"><text:span text:style-name="T47"> Prepar</text:span></text:span><text:span text:style-name="Strong_20_Emphasis"><text:span text:style-name="T62">e </text:span></text:span><text:span text:style-name="Strong_20_Emphasis"><text:span text:style-name="T47">installation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1"><text:span text:style-name="Strong_20_Emphasis"><text:span text:style-name="T46">Follow the instructions on the screen.</text:span></text:span></text:p>
          </table:table-cell>
        </table:table-row>
      </table:table>
      <text:p text:style-name="P57"><text:span text:style-name="Strong_20_Emphasis"><text:span text:style-name="T2"/></text:span></text:p>
      <text:list text:continue-numbering="true" text:style-name="L1">
        <text:list-item>
          <text:p text:style-name="P111"><text:bookmark-start text:name="__RefNumPara__4009_12717081281"/><text:span text:style-name="Strong_20_Emphasis"><text:span text:style-name="T162">Perform installation</text:span></text:span><text:bookmark-end text:name="__RefNumPara__4009_12717081281"/></text:p>
        </text:list-item>
      </text:list>
      <text:p text:style-name="P79"><text:span text:style-name="Strong_20_Emphasis"><text:span text:style-name="T16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3" draw:name="Vorm9" draw:style-name="gr1" draw:text-style-name="P11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0"><text:span text:style-name="T163">Boot the computer from</text:span><text:span text:style-name="T165"><text:note text:id="ftn4" text:note-class="footnote"><text:note-citation>1</text:note-citation><text:note-body><text:p text:style-name="P15"><text:span text:style-name="T114">Boot menu/Setup via one of the </text:span><text:span text:style-name="T115">f</text:span><text:span text:style-name="T114">requently used keys: </text:span><text:span text:style-name="T116">Esc, Delete, F1, F2, F9, F10, F11, or F12</text:span></text:p></text:note-body></text:note></text:span><text:span text:style-name="T163"> an </text:span><text:span text:style-name="T142"><text:user-field-get text:name="Distro">Debian</text:user-field-get></text:span><text:span text:style-name="T143"><text:s/></text:span><text:span text:style-name="T143"><text:user-field-get text:name="Version">12</text:user-field-get></text:span><text:span text:style-name="T143"><text:s/></text:span><text:span text:style-name="T148">Desktop</text:span><text:span text:style-name="Strong_20_Emphasis"><text:span text:style-name="T146"> </text:span></text:span><text:span text:style-name="T164">Live</text:span><text:span text:style-name="T100"><text:note text:id="ftn5" text:note-class="footnote"><text:note-citation>2</text:note-citation><text:note-body><text:p text:style-name="P22"><text:span text:style-name="T212">From a Live USB stick you can boot and work with </text:span><text:span text:style-name="Strong_20_Emphasis"><text:span text:style-name="T168"><text:user-field-get text:name="Distro">Debian</text:user-field-get></text:span></text:span><text:span text:style-name="Strong_20_Emphasis"><text:span text:style-name="T168"><text:s/></text:span></text:span><text:span text:style-name="T212">without modifying any files on the hard drive and also allows installation of </text:span><text:span text:style-name="Strong_20_Emphasis"><text:span text:style-name="T168"><text:user-field-get text:name="Distro">Debian</text:user-field-get></text:span></text:span><text:span text:style-name="Strong_20_Emphasis"><text:span text:style-name="T168">.</text:span></text:span></text:p></text:note-body></text:note></text:span><text:span text:style-name="T99"> USB stick</text:span><text:span text:style-name="T101"><text:note text:id="ftn6" text:note-class="footnote"><text:note-citation>3</text:note-citation><text:note-body><text:p text:style-name="P93"><text:span text:style-name="Strong_20_Emphasis"><text:span text:style-name="T105">Create a bootable USB stick:<text:line-break/>Download a CD image file (.iso) from</text:span></text:span><text:span text:style-name="Strong_20_Emphasis"><text:span text:style-name="T104"> </text:span></text:span><text:a xlink:type="simple" xlink:href="https://www.debian.org/" text:style-name="Internet_20_link" text:visited-style-name="Visited_20_Internet_20_Link"><text:span text:style-name="Strong_20_Emphasis"><text:span text:style-name="T215">debian.org</text:span></text:span></text:a><text:span text:style-name="Strong_20_Emphasis"><text:span text:style-name="T104">, </text:span></text:span><text:span text:style-name="Strong_20_Emphasis"><text:span text:style-name="T106">click </text:span></text:span><text:span text:style-name="Strong_20_Emphasis"><text:span text:style-name="T110">Other downloads</text:span></text:span><text:span text:style-name="Strong_20_Emphasis"><text:span text:style-name="T106"> (under Downloads) and then click </text:span></text:span><text:span text:style-name="Strong_20_Emphasis"><text:span text:style-name="T110">Live Gnome</text:span></text:span><text:span text:style-name="Strong_20_Emphasis"><text:span text:style-name="T106"> (under Try </text:span></text:span><text:span text:style-name="Strong_20_Emphasis"><text:span text:style-name="T106"><text:user-field-get text:name="Distro">Debian</text:user-field-get></text:span></text:span><text:span text:style-name="Strong_20_Emphasis"><text:span text:style-name="T106"><text:s/>live before installing).</text:span></text:span><text:span text:style-name="Strong_20_Emphasis"><text:span text:style-name="T105"><text:line-break/></text:span></text:span><text:span text:style-name="Strong_20_Emphasis"><text:span text:style-name="T107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0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6">karelzimmer.nl/en</text:span></text:span></text:a><text:span text:style-name="Strong_20_Emphasis"><text:span text:style-name="T107">, under </text:span></text:span><text:span text:style-name="Strong_20_Emphasis"><text:span text:style-name="T111">Linux</text:span></text:span><text:span text:style-name="Strong_20_Emphasis"><text:span text:style-name="T107">.</text:span>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9"><text:span text:style-name="Strong_20_Emphasis"><text:span text:style-name="T18">Select </text:span></text:span><text:span text:style-name="Strong_20_Emphasis"><text:span text:style-name="T24">Live </text:span></text:span><text:span text:style-name="Strong_20_Emphasis"><text:span text:style-name="T25">system (amd64)</text:span></text:span><text:span text:style-name="Strong_20_Emphasis"><text:span text:style-name="T17"> </text:span></text:span><text:span text:style-name="Strong_20_Emphasis"><text:span text:style-name="T19">and press </text:span></text:span><text:span text:style-name="Strong_20_Emphasis"><text:span text:style-name="T21">the</text:span></text:span><text:span text:style-name="Strong_20_Emphasis"><text:span text:style-name="T22"> </text:span></text:span><text:span text:style-name="Strong_20_Emphasis"><text:span text:style-name="T23">Enter</text:span></text:span><text:span text:style-name="Strong_20_Emphasis"><text:span text:style-name="T21"> key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8"><text:span text:style-name="Strong_20_Emphasis"><text:span text:style-name="T65"><draw:control text:anchor-type="as-char" draw:z-index="10" draw:name="Vorm4_ 1" draw:style-name="gr1" draw:text-style-name="P115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5"><text:span text:style-name="Strong_20_Emphasis"><text:span text:style-name="T128">Go through the welcome screens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5"><text:span text:style-name="Strong_20_Emphasis"><text:span text:style-name="T65"><draw:control text:anchor-type="as-char" draw:z-index="6" draw:name="Vorm13_1" draw:style-name="gr1" draw:text-style-name="P11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Strong_20_Emphasis"><text:span text:style-name="T26">Start the installation by clicking </text:span></text:span><text:span text:style-name="Strong_20_Emphasis"><text:span text:style-name="T85">Activities</text:span></text:span><text:span text:style-name="Strong_20_Emphasis"><text:span text:style-name="T26"> and clicking </text:span></text:span><text:span text:style-name="Strong_20_Emphasis"><text:span text:style-name="T85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47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74"><text:span text:style-name="Strong_20_Emphasis"><text:span text:style-name="T132">Complete the installation screens.</text:span></text:span><text:span text:style-name="T132"/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5"><draw:control text:anchor-type="as-char" draw:z-index="27" draw:name="Vorm13_ 2" draw:style-name="gr1" draw:text-style-name="P115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101"><text:span text:style-name="Strong_20_Emphasis"><text:span text:style-name="T30">At</text:span></text:span><text:span text:style-name="Strong_20_Emphasis"><text:span text:style-name="T26"> </text:span></text:span><text:span text:style-name="Strong_20_Emphasis"><text:span text:style-name="T85">Welcom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02"><text:span text:style-name="Strong_20_Emphasis"><text:span text:style-name="T31">Select </text:span></text:span><text:span text:style-name="Strong_20_Emphasis"><text:span text:style-name="T33">application and </text:span></text:span><text:span text:style-name="Strong_20_Emphasis"><text:span text:style-name="T31">system language, and c</text:span></text:span><text:span text:style-name="Strong_20_Emphasis"><text:span text:style-name="T32">lic</text:span></text:span><text:span text:style-name="Strong_20_Emphasis"><text:span text:style-name="T30">k</text:span></text:span><text:span text:style-name="Strong_20_Emphasis"><text:span text:style-name="T32"> </text:span></text:span><text:span text:style-name="Strong_20_Emphasis"><text:span text:style-name="T86">Next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0"><text:span text:style-name="Strong_20_Emphasis"><text:span text:style-name="T65"><draw:control text:anchor-type="as-char" draw:z-index="13" draw:name="Vorm13_ 1" draw:style-name="gr1" draw:text-style-name="P11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7">At <text:span text:style-name="T249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65"/></text:span></text:p>
          </table:table-cell>
          <table:table-cell table:style-name="_32_._5f_Installatie_5f_uitvoeren.C8" office:value-type="string">
            <text:p text:style-name="P32"><text:span text:style-name="T257">At</text:span> <text:span text:style-name="T249">Regio</text:span><text:span text:style-name="T251">n</text:span> <text:span text:style-name="T257">choose</text:span> <text:span text:style-name="T249">Europ</text:span><text:span text:style-name="T250">e</text:span> <text:span text:style-name="T271">and click </text:span><text:span text:style-name="T253">Next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65"><draw:control text:anchor-type="as-char" draw:z-index="19" draw:name="Vorm13_ 4" draw:style-name="gr1" draw:text-style-name="P11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2"><text:span text:style-name="T270">At</text:span> <text:span text:style-name="T252">Keyboard</text:span>: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8" office:value-type="string">
            <text:p text:style-name="P42"><text:span text:style-name="T242">Choose</text:span><text:span text:style-name="T229"> </text:span><text:span text:style-name="T240">English (US)</text:span><text:span text:style-name="T229"> </text:span><text:span text:style-name="T242">a</text:span><text:span text:style-name="T243">n</text:span><text:span text:style-name="T242">d</text:span><text:span text:style-name="T243"> </text:span><text:span text:style-name="Strong_20_Emphasis"><text:span text:style-name="T243">English (US, intl., with dead keys)</text:span></text:span><text:span text:style-name="T243">, </text:span><text:span text:style-name="T239">and click </text:span><text:span text:style-name="T241">Next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0"><text:span text:style-name="Strong_20_Emphasis"><text:span text:style-name="T65"><draw:control text:anchor-type="as-char" draw:z-index="28" draw:name="Vorm13_ 3" draw:style-name="gr1" draw:text-style-name="P11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7">At <text:span text:style-name="T254">Par</text:span><text:span text:style-name="T249">ti</text:span><text:span text:style-name="T254">ti</text:span><text:span text:style-name="T249">on</text:span><text:span text:style-name="T254">s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65"/></text:span></text:p>
          </table:table-cell>
          <table:table-cell table:style-name="_32_._5f_Installatie_5f_uitvoeren.C8" office:value-type="string">
            <text:p text:style-name="P32"><text:span text:style-name="T257">Select the appropriate options and click </text:span><text:span text:style-name="T253">Next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4" draw:name="Vorm13" draw:style-name="gr1" draw:text-style-name="P11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7"><text:span text:style-name="Strong_20_Emphasis"><text:span text:style-name="T67">At </text:span></text:span><text:span text:style-name="Strong_20_Emphasis"><text:span text:style-name="T88">Users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06"><text:span text:style-name="Strong_20_Emphasis"><text:span text:style-name="T75">E</text:span></text:span><text:span text:style-name="Strong_20_Emphasis"><text:span text:style-name="T66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236">&lt;</text:span></text:span><text:span text:style-name="Definition"><text:span text:style-name="T237">user</text:span></text:span><text:span text:style-name="Definition"><text:span text:style-name="T236">&gt;</text:span></text:span><text:span text:style-name="Strong_20_Emphasis"><text:span text:style-name="T72">, <text:line-break/></text:span></text:span><text:span text:style-name="Strong_20_Emphasis"><text:span text:style-name="T96">What name do you want to use to log in</text:span></text:span><text:span text:style-name="Strong_20_Emphasis"><text:span text:style-name="T73"> </text:span></text:span><text:span text:style-name="Definition"><text:span text:style-name="T236">&lt;</text:span></text:span><text:span text:style-name="Definition"><text:span text:style-name="T237">user</text:span></text:span><text:span text:style-name="Definition"><text:span text:style-name="T238">name</text:span></text:span><text:span text:style-name="Definition"><text:span text:style-name="T236">&gt;</text:span></text:span><text:span text:style-name="Strong_20_Emphasis"><text:span text:style-name="T73">,<text:line-break/></text:span></text:span><text:span text:style-name="Strong_20_Emphasis"><text:span text:style-name="T97">What is the na</text:span></text:span><text:span text:style-name="Strong_20_Emphasis"><text:span text:style-name="T96">me of </text:span></text:span><text:span text:style-name="Strong_20_Emphasis"><text:span text:style-name="T98">this</text:span></text:span><text:span text:style-name="Strong_20_Emphasis"><text:span text:style-name="T96"> computer</text:span></text:span><text:span text:style-name="Definition"><text:span text:style-name="T5"> &lt;</text:span></text:span><text:span text:style-name="Definition"><text:span text:style-name="T10">computerna</text:span></text:span><text:span text:style-name="Definition"><text:span text:style-name="T11">me&gt;</text:span></text:span><text:span text:style-name="Strong_20_Emphasis"><text:span text:style-name="T73">,<text:line-break/></text:span></text:span><text:span text:style-name="Strong_20_Emphasis"><text:span text:style-name="T74">enter a </text:span></text:span><text:span text:style-name="Strong_20_Emphasis"><text:span text:style-name="T92">password</text:span></text:span><text:span text:style-name="Strong_20_Emphasis"><text:span text:style-name="T74"> twice </text:span></text:span><text:span text:style-name="Strong_20_Emphasis"><text:span text:style-name="T76">and click </text:span></text:span><text:span text:style-name="Strong_20_Emphasis"><text:span text:style-name="T93">Next</text:span></text:span><text:span text:style-name="Strong_20_Emphasis"><text:span text:style-name="T76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29" draw:name="Vorm 1" draw:style-name="gr1" draw:text-style-name="P11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03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89">S</text:span></text:span><text:span text:style-name="Strong_20_Emphasis"><text:span text:style-name="T90">ummary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Review the choices you made and click <text:span text:style-name="T249">Install</text:span>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30" draw:name="Vorm 11" draw:style-name="gr1" draw:text-style-name="P11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03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91">Install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Wait for next screen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31" draw:name="Vorm 2" draw:style-name="gr1" draw:text-style-name="P11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103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90">Finish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33" office:value-type="string">
            <text:p text:style-name="P19">Make sure <text:span text:style-name="T249">Restart </text:span><text:span text:style-name="T255">n</text:span><text:span text:style-name="T249">ow</text:span> is checked and click <text:span text:style-name="T256">Done</text:span>.</text:p>
          </table:table-cell>
        </table:table-row>
      </table:table>
      <text:p text:style-name="P48"><text:span text:style-name="Strong_20_Emphasis"><text:span text:style-name="T70"/></text:span></text:p>
      <text:list text:continue-numbering="true" text:style-name="L1">
        <text:list-item>
          <text:p text:style-name="P114"><text:bookmark-start text:name="__RefNumPara__12966_2272496019"/><text:span text:style-name="Strong_20_Emphasis"><text:span text:style-name="T95">Finish installation</text:span></text:span><text:bookmark-end text:name="__RefNumPara__12966_2272496019"/></text:p>
        </text:list-item>
      </text:list>
      <text:p text:style-name="P4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65"><draw:control text:anchor-type="as-char" draw:z-index="5" draw:name="Vorm22" draw:style-name="gr1" draw:text-style-name="P11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105"><text:span text:style-name="Strong_20_Emphasis"><text:span text:style-name="T27">Log in as </text:span></text:span><text:span text:style-name="Definition"><text:span text:style-name="T236">&lt;</text:span></text:span><text:span text:style-name="Definition"><text:span text:style-name="T237">user</text:span></text:span><text:span text:style-name="Definition"><text:span text:style-name="T236">&gt;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0"><draw:control text:anchor-type="as-char" draw:z-index="11" draw:name="Vorm4_ 2" draw:style-name="gr1" draw:text-style-name="P11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5"><text:span text:style-name="Strong_20_Emphasis"><text:span text:style-name="T135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1"><text:span text:style-name="Strong_20_Emphasis"><text:span text:style-name="T65"><draw:control text:anchor-type="as-char" draw:z-index="23" draw:name="Vorm4" draw:style-name="gr1" draw:text-style-name="P11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61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36"><text:note text:id="ftn7" text:note-class="footnote"><text:note-citation>1</text:note-citation><text:note-body><text:p text:style-name="P44"><text:span text:style-name="T178">The </text:span><text:span text:style-name="T180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136">, </text:span></text:span><text:span text:style-name="Strong_20_Emphasis"><text:span text:style-name="T140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5"> </text:span></text:span><text:span text:style-name="Strong_20_Emphasis"><text:span text:style-name="T52">a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4"><text:span text:style-name="Strong_20_Emphasis"><text:span text:style-name="T37"/></text:span></text:p>
          </table:table-cell>
          <table:table-cell table:style-name="_33_._5f_Installatie_5f_afronden.C6" office:value-type="string">
            <text:p text:style-name="P80"><text:span text:style-name="T6">Type these t</text:span><text:span text:style-name="T7">hree</text:span><text:span text:style-name="T6"> commands, each followed by the</text:span><text:span text:style-name="Strong_20_Emphasis"><text:span text:style-name="T45"> </text:span></text:span><text:span text:style-name="Strong_20_Emphasis"><text:span text:style-name="T64">Enter</text:span></text:span><text:span text:style-name="T6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1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8"><text:span text:style-name="User_20_Entry"><text:span text:style-name="T118">wget karelzimmer.nl/</text:span></text:span><text:span text:style-name="User_20_Entry"><text:span text:style-name="T119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8"><text:span text:style-name="User_20_Entry"><text:span text:style-name="T118">bash </text:span></text:span><text:span text:style-name="User_20_Entry"><text:span text:style-name="T121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1"><text:span text:style-name="Strong_20_Emphasis"><text:span text:style-name="T65"><draw:control text:anchor-type="as-char" draw:z-index="24" draw:name="Vorm 7" draw:style-name="gr1" draw:text-style-name="P11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5"><text:span text:style-name="Strong_20_Emphasis"><text:span text:style-name="T58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16"><text:note-ref text:note-class="footnote" text:reference-format="text" text:ref-name="ftn7">1</text:note-ref></text:span></text:span><text:span text:style-name="Strong_20_Emphasis"><text:span text:style-name="T136">, </text:span></text:span><text:span text:style-name="Strong_20_Emphasis"><text:span text:style-name="T137">t</text:span></text:span><text:span text:style-name="Strong_20_Emphasis"><text:span text:style-name="T49">ype </text:span></text:span><text:span text:style-name="Strong_20_Emphasis"><text:span text:style-name="T83">menu</text:span></text:span><text:span text:style-name="Strong_20_Emphasis"><text:span text:style-name="T49"> and click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37"/></text:span></text:p>
          </table:table-cell>
          <table:table-cell table:style-name="_33_._5f_Installatie_5f_afronden.C13" office:value-type="string">
            <text:p text:style-name="P78"><text:span text:style-name="Strong_20_Emphasis"><text:span text:style-name="T48">Se</text:span></text:span><text:span text:style-name="Strong_20_Emphasis"><text:span text:style-name="T54">lect</text:span></text:span><text:span text:style-name="Strong_20_Emphasis"><text:span text:style-name="T48"> </text:span></text:span><text:span text:style-name="Strong_20_Emphasis"><text:span text:style-name="T94">3</text:span></text:span><text:span text:style-name="Strong_20_Emphasis"><text:span text:style-name="T129"> 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2"><text:span text:style-name="Strong_20_Emphasis"><text:span text:style-name="T46">Follow the instructions on the screen.</text:span></text:span></text:p>
          </table:table-cell>
        </table:table-row>
      </table:table>
      <text:p text:style-name="P49"><text:span text:style-name="Strong_20_Emphasis"><text:span text:style-name="T27"><text:tab/></text:span></text:span></text:p>
      <text:p text:style-name="P50"><text:span text:style-name="Strong_20_Emphasis"><text:span text:style-name="T46"/></text:span></text:p>
      <text:list text:continue-numbering="true" text:style-name="L1">
        <text:list-item>
          <text:p text:style-name="P113"><text:span text:style-name="Strong_20_Emphasis"><text:span text:style-name="T8">P</text:span></text:span><text:span text:style-name="Strong_20_Emphasis"><text:span text:style-name="T217">rovision user</text:span></text:span></text:p>
        </text:list-item>
      </text:list>
      <text:p text:style-name="P5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7"><text:span text:style-name="Strong_20_Emphasis"><text:span text:style-name="T65"><draw:control text:anchor-type="as-char" draw:z-index="7" draw:name="Vorm36_0" draw:style-name="gr1" draw:text-style-name="P115" svg:width="0.35cm" svg:height="0.35cm" draw:control="control6"/></text:span></text:span></text:p>
          </table:table-cell>
          <table:table-cell table:style-name="Tabel2.A1" office:value-type="string">
            <text:p text:style-name="P87"><text:span text:style-name="Strong_20_Emphasis"><text:span text:style-name="T65"><draw:control text:anchor-type="as-char" draw:z-index="8" draw:name="Vorm36_ 1" draw:style-name="gr1" draw:text-style-name="P115" svg:width="0.35cm" svg:height="0.35cm" draw:control="control7"/></text:span></text:span></text:p>
          </table:table-cell>
          <table:table-cell table:style-name="Tabel2.D1" office:value-type="string">
            <text:p text:style-name="P47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236">&lt;</text:span></text:span><text:span text:style-name="Definition"><text:span text:style-name="T237">user</text:span></text:span><text:span text:style-name="Definition"><text:span text:style-name="T236">&gt;</text:span></text:span><text:span text:style-name="Strong_20_Emphasis"><text:span text:style-name="T38"><text:note text:id="ftn8" text:note-class="footnote"><text:note-citation>1</text:note-citation><text:note-body><text:p text:style-name="P53"><text:span text:style-name="User_20_Entry"><text:span text:style-name="T133">Login any additional </text:span></text:span><text:span text:style-name="Definition"><text:span text:style-name="T214">USER</text:span></text:span><text:span text:style-name="User_20_Entry"><text:span text:style-name="T134">s </text:span></text:span><text:span text:style-name="User_20_Entry"><text:span text:style-name="T13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0"><draw:control text:anchor-type="as-char" draw:z-index="12" draw:name="Vorm4_ 3" draw:style-name="gr1" draw:text-style-name="P115" svg:width="0.35cm" svg:height="0.35cm" draw:control="control11"/></text:span></text:span></text:p>
          </table:table-cell>
          <table:table-cell table:style-name="Tabel2.D2" office:value-type="string">
            <text:p text:style-name="P75"><text:span text:style-name="Strong_20_Emphasis"><text:span text:style-name="T135">Go through the welcome screens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1"><text:span text:style-name="Strong_20_Emphasis"><text:span text:style-name="T65"><draw:control text:anchor-type="as-char" draw:z-index="25" draw:name="Vorm 8" draw:style-name="gr1" draw:text-style-name="P115" svg:width="0.35cm" svg:height="0.35cm" draw:control="control24"/></text:span></text:span></text:p>
          </table:table-cell>
          <table:table-cell table:style-name="Tabel2.A1" office:value-type="string">
            <text:p text:style-name="P91"><text:span text:style-name="Strong_20_Emphasis"><text:span text:style-name="T65"><draw:control text:anchor-type="as-char" draw:z-index="26" draw:name="Vorm 9" draw:style-name="gr1" draw:text-style-name="P115" svg:width="0.35cm" svg:height="0.35cm" draw:control="control25"/></text:span></text:span></text:p>
          </table:table-cell>
          <table:table-cell table:style-name="Tabel2.D5" office:value-type="string">
            <text:p text:style-name="P46"><text:span text:style-name="Strong_20_Emphasis"><text:span text:style-name="T59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36"><text:note text:id="ftn9" text:note-class="footnote"><text:note-citation>2</text:note-citation><text:note-body><text:p text:style-name="P44"><text:span text:style-name="T178">The </text:span><text:span text:style-name="T180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136">, </text:span></text:span><text:span text:style-name="Strong_20_Emphasis"><text:span text:style-name="T138">t</text:span></text:span><text:span text:style-name="Strong_20_Emphasis"><text:span text:style-name="T50">ype </text:span></text:span><text:span text:style-name="Strong_20_Emphasis"><text:span text:style-name="T84">menu</text:span></text:span><text:span text:style-name="Strong_20_Emphasis"><text:span text:style-name="T50"> and click on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5"><text:span text:style-name="Strong_20_Emphasis"><text:span text:style-name="T55">Select</text:span></text:span><text:span text:style-name="Strong_20_Emphasis"><text:span text:style-name="T48"> </text:span></text:span><text:span text:style-name="Strong_20_Emphasis"><text:span text:style-name="T94">4</text:span></text:span><text:span text:style-name="Strong_20_Emphasis"><text:span text:style-name="T77"> </text:span></text:span><text:span text:style-name="Strong_20_Emphasis"><text:span text:style-name="T63">Provision user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3"><text:span text:style-name="Strong_20_Emphasis"><text:span text:style-name="T46">Follow the instructions on the screen.</text:span></text:span></text:p>
          </table:table-cell>
        </table:table-row>
      </table:table>
      <text:p text:style-name="P28"/>
      <text:p text:style-name="P30"/>
      <text:p text:style-name="P100"><text:span text:style-name="T147">End of checklist,</text:span><text:span text:style-name="T145"> </text:span><text:span text:style-name="T145"><text:user-field-get text:name="Distro">Debian</text:user-field-get></text:span><text:span text:style-name="T143"><text:s/></text:span><text:span text:style-name="T143"><text:user-field-get text:name="Version">12</text:user-field-get></text:span><text:span text:style-name="Strong_20_Emphasis"><text:span text:style-name="T144"><text:s/></text:span></text:span><text:span text:style-name="Strong_20_Emphasis"><text:span text:style-name="T148">Desktop</text:span></text:span><text:span text:style-name="Strong_20_Emphasis"><text:span text:style-name="T146"> </text:span></text:span><text:span text:style-name="Strong_20_Emphasis"><text:span text:style-name="T147">installation is complete.</text:span></text:span></text:p>
      <text:p text:style-name="P56"/>
      <text:p text:style-name="P66"><text:span text:style-name="Emphasis"><text:span text:style-name="T220">Written</text:span></text:span><text:span text:style-name="Emphasis"><text:span text:style-name="T219"> </text:span></text:span><text:span text:style-name="Emphasis"><text:span text:style-name="T220">by</text:span></text:span><text:span text:style-name="Emphasis"><text:span text:style-name="T21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1">.</text:span></text:span></text:p>
      <text:p text:style-name="P67"><text:span text:style-name="Emphasis"><text:span text:style-name="T258">License </text:span></text:span><text:span text:style-name="Emphasis"><text:span text:style-name="T222">C</text:span></text:span><text:span text:style-name="Emphasis"><text:span text:style-name="T223">C0</text:span></text:span><text:span text:style-name="Emphasis"><text:span text:style-name="T221"> 1.0</text:span></text:span><text:span text:style-name="Emphasis"><text:span text:style-name="T259"> </text:span></text:span><text:span text:style-name="Emphasis"><text:span text:style-name="T25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9"><text:s/></text:span></text:span><text:span text:style-name="Emphasis"><text:span text:style-name="T25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11-09T13:20:15.400709118">09/1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20:15.260251633</dc:date>
    <meta:keyword>Installatie</meta:keyword>
    <meta:keyword>Checklist</meta:keyword>
    <meta:keyword>Linux</meta:keyword>
    <meta:editing-cycles>7028</meta:editing-cycles>
    <meta:editing-duration>P12DT11H1M11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584" meta:character-count="3541" meta:non-whitespace-character-count="3003"/>
    <meta:user-defined meta:name="Info 1"/>
    <meta:user-defined meta:name="Info 2"/>
    <meta:user-defined meta:name="Info 3"/>
    <meta:user-defined meta:name="Info 4"/>
  </office:meta>
</office:document-meta>
</file>